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93a7" officeooo:paragraph-rsid="001093a7" style:font-weight-asian="bold" style:font-weight-complex="bold"/>
    </style:style>
    <style:style style:name="P2" style:family="paragraph" style:parent-style-name="Standard">
      <style:text-properties fo:font-weight="bold" officeooo:rsid="00119c27" officeooo:paragraph-rsid="00119c27" style:font-weight-asian="bold" style:font-weight-complex="bold"/>
    </style:style>
    <style:style style:name="P3" style:family="paragraph" style:parent-style-name="Standard">
      <style:text-properties fo:font-weight="bold" officeooo:rsid="00135a5c" officeooo:paragraph-rsid="00135a5c" style:font-weight-asian="bold" style:font-weight-complex="bold"/>
    </style:style>
    <style:style style:name="P4" style:family="paragraph" style:parent-style-name="Standard">
      <style:text-properties fo:font-weight="bold" officeooo:rsid="001b138c" officeooo:paragraph-rsid="001b138c" style:font-weight-asian="bold" style:font-weight-complex="bold"/>
    </style:style>
    <style:style style:name="P5" style:family="paragraph" style:parent-style-name="Standard">
      <style:text-properties fo:font-weight="bold" officeooo:rsid="001b138c" officeooo:paragraph-rsid="001e0946" style:font-weight-asian="bold" style:font-weight-complex="bold"/>
    </style:style>
    <style:style style:name="P6" style:family="paragraph" style:parent-style-name="Standard">
      <style:text-properties fo:font-weight="bold" officeooo:rsid="00206c85" officeooo:paragraph-rsid="00206c85" style:font-weight-asian="bold" style:font-weight-complex="bold"/>
    </style:style>
    <style:style style:name="P7" style:family="paragraph" style:parent-style-name="Standard">
      <style:text-properties fo:font-weight="bold" officeooo:rsid="00222926" officeooo:paragraph-rsid="00222926" style:font-weight-asian="bold" style:font-weight-complex="bold"/>
    </style:style>
    <style:style style:name="P8" style:family="paragraph" style:parent-style-name="Standard">
      <style:text-properties fo:font-weight="bold" officeooo:rsid="00222926" officeooo:paragraph-rsid="002ba6ce" style:font-weight-asian="bold" style:font-weight-complex="bold"/>
    </style:style>
    <style:style style:name="P9" style:family="paragraph" style:parent-style-name="Standard">
      <style:text-properties fo:font-weight="bold" officeooo:rsid="002b03ef" officeooo:paragraph-rsid="002b03ef" style:font-weight-asian="bold" style:font-weight-complex="bold"/>
    </style:style>
    <style:style style:name="P10" style:family="paragraph" style:parent-style-name="Standard">
      <style:text-properties fo:font-weight="bold" officeooo:rsid="002ba6ce" officeooo:paragraph-rsid="002ba6ce" style:font-weight-asian="bold" style:font-weight-complex="bold"/>
    </style:style>
    <style:style style:name="P11" style:family="paragraph" style:parent-style-name="Standard">
      <style:text-properties fo:font-weight="bold" officeooo:rsid="002e2bbd" officeooo:paragraph-rsid="002e2bbd" style:font-weight-asian="bold" style:font-weight-complex="bold"/>
    </style:style>
    <style:style style:name="P12" style:family="paragraph" style:parent-style-name="Standard">
      <style:text-properties fo:font-weight="bold" officeooo:rsid="002e8fa1" officeooo:paragraph-rsid="002e8fa1" style:font-weight-asian="bold" style:font-weight-complex="bold"/>
    </style:style>
    <style:style style:name="P13" style:family="paragraph" style:parent-style-name="Standard">
      <style:text-properties fo:font-weight="bold" officeooo:rsid="002ee317" officeooo:paragraph-rsid="002ee317" style:font-weight-asian="bold" style:font-weight-complex="bold"/>
    </style:style>
    <style:style style:name="P14" style:family="paragraph" style:parent-style-name="Standard">
      <style:text-properties fo:font-weight="bold" officeooo:rsid="002f2229" officeooo:paragraph-rsid="002f2229" style:font-weight-asian="bold" style:font-weight-complex="bold"/>
    </style:style>
    <style:style style:name="P15" style:family="paragraph" style:parent-style-name="Standard">
      <style:text-properties fo:font-weight="bold" officeooo:rsid="00300a1b" officeooo:paragraph-rsid="00300a1b" style:font-weight-asian="bold" style:font-weight-complex="bold"/>
    </style:style>
    <style:style style:name="P16" style:family="paragraph" style:parent-style-name="Standard">
      <style:text-properties fo:font-weight="bold" officeooo:rsid="00333d84" officeooo:paragraph-rsid="00333d84" style:font-weight-asian="bold" style:font-weight-complex="bold"/>
    </style:style>
    <style:style style:name="P17" style:family="paragraph" style:parent-style-name="Standard">
      <style:text-properties fo:font-weight="bold" officeooo:rsid="003416a4" officeooo:paragraph-rsid="003416a4" style:font-weight-asian="bold" style:font-weight-complex="bold"/>
    </style:style>
    <style:style style:name="P18" style:family="paragraph" style:parent-style-name="Standard">
      <style:text-properties fo:font-weight="bold" officeooo:rsid="003491b1" officeooo:paragraph-rsid="003491b1" style:font-weight-asian="bold" style:font-weight-complex="bold"/>
    </style:style>
    <style:style style:name="P19" style:family="paragraph" style:parent-style-name="Standard">
      <style:text-properties fo:font-weight="bold" officeooo:rsid="003b2799" officeooo:paragraph-rsid="003b2799" style:font-weight-asian="bold" style:font-weight-complex="bold"/>
    </style:style>
    <style:style style:name="P20" style:family="paragraph" style:parent-style-name="Standard">
      <style:text-properties fo:font-weight="bold" officeooo:rsid="003b2799" officeooo:paragraph-rsid="003bfcd3" style:font-weight-asian="bold" style:font-weight-complex="bold"/>
    </style:style>
    <style:style style:name="P21" style:family="paragraph" style:parent-style-name="Standard">
      <style:text-properties fo:font-weight="bold" officeooo:rsid="003f2e25" officeooo:paragraph-rsid="003f2e25" style:font-weight-asian="bold" style:font-weight-complex="bold"/>
    </style:style>
    <style:style style:name="P22" style:family="paragraph" style:parent-style-name="Standard">
      <style:text-properties fo:font-weight="bold" officeooo:rsid="0052e556" officeooo:paragraph-rsid="0052e556" style:font-weight-asian="bold" style:font-weight-complex="bold"/>
    </style:style>
    <style:style style:name="P23" style:family="paragraph" style:parent-style-name="Standard">
      <style:text-properties fo:font-weight="normal" officeooo:rsid="00119c27" officeooo:paragraph-rsid="00119c27" style:font-weight-asian="normal" style:font-weight-complex="normal"/>
    </style:style>
    <style:style style:name="P24" style:family="paragraph" style:parent-style-name="Standard">
      <style:text-properties fo:font-weight="normal" officeooo:rsid="00119c27" officeooo:paragraph-rsid="0047e118" style:font-weight-asian="normal" style:font-weight-complex="normal"/>
    </style:style>
    <style:style style:name="P25" style:family="paragraph" style:parent-style-name="Standard">
      <style:text-properties fo:font-weight="normal" officeooo:rsid="00119c27" officeooo:paragraph-rsid="00520688" style:font-weight-asian="normal" style:font-weight-complex="normal"/>
    </style:style>
    <style:style style:name="P26" style:family="paragraph" style:parent-style-name="Standard">
      <style:text-properties fo:font-weight="normal" officeooo:rsid="00135a5c" officeooo:paragraph-rsid="00135a5c" style:font-weight-asian="normal" style:font-weight-complex="normal"/>
    </style:style>
    <style:style style:name="P27" style:family="paragraph" style:parent-style-name="Standard">
      <style:text-properties fo:font-weight="normal" officeooo:rsid="00135a5c" officeooo:paragraph-rsid="0047e118" style:font-weight-asian="normal" style:font-weight-complex="normal"/>
    </style:style>
    <style:style style:name="P28" style:family="paragraph" style:parent-style-name="Standard">
      <style:text-properties fo:font-weight="normal" officeooo:rsid="0014d797" officeooo:paragraph-rsid="0014d797" style:font-weight-asian="normal" style:font-weight-complex="normal"/>
    </style:style>
    <style:style style:name="P29" style:family="paragraph" style:parent-style-name="Standard">
      <style:text-properties fo:font-weight="normal" officeooo:rsid="0014d797" officeooo:paragraph-rsid="0047e118" style:font-weight-asian="normal" style:font-weight-complex="normal"/>
    </style:style>
    <style:style style:name="P30" style:family="paragraph" style:parent-style-name="Standard">
      <style:text-properties fo:font-weight="normal" officeooo:rsid="00162334" officeooo:paragraph-rsid="00162334" style:font-weight-asian="normal" style:font-weight-complex="normal"/>
    </style:style>
    <style:style style:name="P31" style:family="paragraph" style:parent-style-name="Standard">
      <style:text-properties fo:font-weight="normal" officeooo:rsid="00162334" officeooo:paragraph-rsid="0047e118" style:font-weight-asian="normal" style:font-weight-complex="normal"/>
    </style:style>
    <style:style style:name="P32" style:family="paragraph" style:parent-style-name="Standard">
      <style:text-properties fo:font-weight="normal" officeooo:rsid="001b138c" officeooo:paragraph-rsid="001b138c" style:font-weight-asian="normal" style:font-weight-complex="normal"/>
    </style:style>
    <style:style style:name="P33" style:family="paragraph" style:parent-style-name="Standard">
      <style:text-properties fo:font-weight="normal" officeooo:rsid="001b138c" officeooo:paragraph-rsid="001e0946" style:font-weight-asian="normal" style:font-weight-complex="normal"/>
    </style:style>
    <style:style style:name="P34" style:family="paragraph" style:parent-style-name="Standard">
      <style:text-properties fo:font-weight="normal" officeooo:rsid="001b138c" officeooo:paragraph-rsid="0047e118" style:font-weight-asian="normal" style:font-weight-complex="normal"/>
    </style:style>
    <style:style style:name="P35" style:family="paragraph" style:parent-style-name="Standard">
      <style:text-properties fo:font-weight="normal" officeooo:rsid="001b138c" officeooo:paragraph-rsid="004b0afe" style:font-weight-asian="normal" style:font-weight-complex="normal"/>
    </style:style>
    <style:style style:name="P36" style:family="paragraph" style:parent-style-name="Standard">
      <style:text-properties fo:font-weight="normal" officeooo:rsid="00206c85" officeooo:paragraph-rsid="00206c85" style:font-weight-asian="normal" style:font-weight-complex="normal"/>
    </style:style>
    <style:style style:name="P37" style:family="paragraph" style:parent-style-name="Standard">
      <style:text-properties fo:font-weight="normal" officeooo:rsid="00206c85" officeooo:paragraph-rsid="0047e118" style:font-weight-asian="normal" style:font-weight-complex="normal"/>
    </style:style>
    <style:style style:name="P38" style:family="paragraph" style:parent-style-name="Standard">
      <style:text-properties fo:font-weight="normal" officeooo:rsid="00206c85" officeooo:paragraph-rsid="0057714b" style:font-weight-asian="normal" style:font-weight-complex="normal"/>
    </style:style>
    <style:style style:name="P39" style:family="paragraph" style:parent-style-name="Standard">
      <style:text-properties fo:font-weight="normal" officeooo:rsid="00222926" officeooo:paragraph-rsid="00222926" style:font-weight-asian="normal" style:font-weight-complex="normal"/>
    </style:style>
    <style:style style:name="P40" style:family="paragraph" style:parent-style-name="Standard">
      <style:text-properties fo:font-weight="normal" officeooo:rsid="00222926" officeooo:paragraph-rsid="0047e118" style:font-weight-asian="normal" style:font-weight-complex="normal"/>
    </style:style>
    <style:style style:name="P41" style:family="paragraph" style:parent-style-name="Standard">
      <style:text-properties fo:font-weight="normal" officeooo:rsid="00222926" officeooo:paragraph-rsid="00491384" style:font-weight-asian="normal" style:font-weight-complex="normal"/>
    </style:style>
    <style:style style:name="P42" style:family="paragraph" style:parent-style-name="Standard">
      <style:text-properties fo:font-weight="normal" officeooo:rsid="002ad998" officeooo:paragraph-rsid="002ad998" style:font-weight-asian="normal" style:font-weight-complex="normal"/>
    </style:style>
    <style:style style:name="P43" style:family="paragraph" style:parent-style-name="Standard">
      <style:text-properties fo:font-weight="normal" officeooo:rsid="002ad998" officeooo:paragraph-rsid="002ba6ce" style:font-weight-asian="normal" style:font-weight-complex="normal"/>
    </style:style>
    <style:style style:name="P44" style:family="paragraph" style:parent-style-name="Standard">
      <style:text-properties fo:font-weight="normal" officeooo:rsid="002ad998" officeooo:paragraph-rsid="002e8fa1" style:font-weight-asian="normal" style:font-weight-complex="normal"/>
    </style:style>
    <style:style style:name="P45" style:family="paragraph" style:parent-style-name="Standard">
      <style:text-properties fo:font-weight="normal" officeooo:rsid="002ad998" officeooo:paragraph-rsid="0047e118" style:font-weight-asian="normal" style:font-weight-complex="normal"/>
    </style:style>
    <style:style style:name="P46" style:family="paragraph" style:parent-style-name="Standard">
      <style:text-properties fo:font-weight="normal" officeooo:rsid="002ad998" officeooo:paragraph-rsid="00491384" style:font-weight-asian="normal" style:font-weight-complex="normal"/>
    </style:style>
    <style:style style:name="P47" style:family="paragraph" style:parent-style-name="Standard">
      <style:text-properties fo:font-weight="normal" officeooo:rsid="002e2bbd" officeooo:paragraph-rsid="002e2bbd" style:font-weight-asian="normal" style:font-weight-complex="normal"/>
    </style:style>
    <style:style style:name="P48" style:family="paragraph" style:parent-style-name="Standard">
      <style:text-properties fo:font-weight="normal" officeooo:rsid="002e2bbd" officeooo:paragraph-rsid="00491384" style:font-weight-asian="normal" style:font-weight-complex="normal"/>
    </style:style>
    <style:style style:name="P49" style:family="paragraph" style:parent-style-name="Standard">
      <style:text-properties fo:font-weight="normal" officeooo:rsid="002e2bbd" officeooo:paragraph-rsid="0049ae62" style:font-weight-asian="normal" style:font-weight-complex="normal"/>
    </style:style>
    <style:style style:name="P50" style:family="paragraph" style:parent-style-name="Standard">
      <style:text-properties fo:font-weight="normal" officeooo:rsid="002e8fa1" officeooo:paragraph-rsid="002e8fa1" style:font-weight-asian="normal" style:font-weight-complex="normal"/>
    </style:style>
    <style:style style:name="P51" style:family="paragraph" style:parent-style-name="Standard">
      <style:text-properties fo:font-weight="normal" officeooo:rsid="002e8fa1" officeooo:paragraph-rsid="00491384" style:font-weight-asian="normal" style:font-weight-complex="normal"/>
    </style:style>
    <style:style style:name="P52" style:family="paragraph" style:parent-style-name="Standard">
      <style:text-properties fo:font-weight="normal" officeooo:rsid="002e8fa1" officeooo:paragraph-rsid="003491b1" style:font-weight-asian="normal" style:font-weight-complex="normal"/>
    </style:style>
    <style:style style:name="P53" style:family="paragraph" style:parent-style-name="Standard">
      <style:text-properties fo:font-weight="normal" officeooo:rsid="002ee317" officeooo:paragraph-rsid="002ee317" style:font-weight-asian="normal" style:font-weight-complex="normal"/>
    </style:style>
    <style:style style:name="P54" style:family="paragraph" style:parent-style-name="Standard">
      <style:text-properties fo:font-weight="normal" officeooo:rsid="002ee317" officeooo:paragraph-rsid="00491384" style:font-weight-asian="normal" style:font-weight-complex="normal"/>
    </style:style>
    <style:style style:name="P55" style:family="paragraph" style:parent-style-name="Standard">
      <style:text-properties fo:font-weight="normal" officeooo:rsid="002f2229" officeooo:paragraph-rsid="002f2229" style:font-weight-asian="normal" style:font-weight-complex="normal"/>
    </style:style>
    <style:style style:name="P56" style:family="paragraph" style:parent-style-name="Standard">
      <style:text-properties fo:font-weight="normal" officeooo:rsid="002f2229" officeooo:paragraph-rsid="00491384" style:font-weight-asian="normal" style:font-weight-complex="normal"/>
    </style:style>
    <style:style style:name="P57" style:family="paragraph" style:parent-style-name="Standard">
      <style:text-properties fo:font-weight="normal" officeooo:rsid="00300a1b" officeooo:paragraph-rsid="00300a1b" style:font-weight-asian="normal" style:font-weight-complex="normal"/>
    </style:style>
    <style:style style:name="P58" style:family="paragraph" style:parent-style-name="Standard">
      <style:text-properties fo:font-weight="normal" officeooo:rsid="00300a1b" officeooo:paragraph-rsid="0047e118" style:font-weight-asian="normal" style:font-weight-complex="normal"/>
    </style:style>
    <style:style style:name="P59" style:family="paragraph" style:parent-style-name="Standard">
      <style:text-properties fo:font-weight="normal" officeooo:rsid="00326972" officeooo:paragraph-rsid="00326972" style:font-weight-asian="normal" style:font-weight-complex="normal"/>
    </style:style>
    <style:style style:name="P60" style:family="paragraph" style:parent-style-name="Standard">
      <style:text-properties fo:font-weight="normal" officeooo:rsid="00326972" officeooo:paragraph-rsid="0047e118" style:font-weight-asian="normal" style:font-weight-complex="normal"/>
    </style:style>
    <style:style style:name="P61" style:family="paragraph" style:parent-style-name="Standard">
      <style:text-properties fo:font-weight="normal" officeooo:rsid="003416a4" officeooo:paragraph-rsid="003416a4" style:font-weight-asian="normal" style:font-weight-complex="normal"/>
    </style:style>
    <style:style style:name="P62" style:family="paragraph" style:parent-style-name="Standard">
      <style:text-properties fo:font-weight="normal" officeooo:rsid="003491b1" officeooo:paragraph-rsid="003491b1" style:font-weight-asian="normal" style:font-weight-complex="normal"/>
    </style:style>
    <style:style style:name="P63" style:family="paragraph" style:parent-style-name="Standard">
      <style:text-properties fo:font-weight="normal" officeooo:rsid="003491b1" officeooo:paragraph-rsid="00491384" style:font-weight-asian="normal" style:font-weight-complex="normal"/>
    </style:style>
    <style:style style:name="P64" style:family="paragraph" style:parent-style-name="Standard">
      <style:text-properties fo:font-weight="normal" officeooo:rsid="003b2799" officeooo:paragraph-rsid="003b2799" style:font-weight-asian="normal" style:font-weight-complex="normal"/>
    </style:style>
    <style:style style:name="P65" style:family="paragraph" style:parent-style-name="Standard">
      <style:text-properties fo:font-weight="normal" officeooo:rsid="003b2799" officeooo:paragraph-rsid="003bfcd3" style:font-weight-asian="normal" style:font-weight-complex="normal"/>
    </style:style>
    <style:style style:name="P66" style:family="paragraph" style:parent-style-name="Standard">
      <style:text-properties fo:font-weight="normal" officeooo:rsid="003b2799" officeooo:paragraph-rsid="00491384" style:font-weight-asian="normal" style:font-weight-complex="normal"/>
    </style:style>
    <style:style style:name="P67" style:family="paragraph" style:parent-style-name="Standard">
      <style:text-properties fo:font-weight="normal" officeooo:rsid="003f2e25" officeooo:paragraph-rsid="003f2e25" style:font-weight-asian="normal" style:font-weight-complex="normal"/>
    </style:style>
    <style:style style:name="P68" style:family="paragraph" style:parent-style-name="Standard">
      <style:text-properties fo:font-weight="normal" officeooo:rsid="003f2e25" officeooo:paragraph-rsid="0047e118" style:font-weight-asian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1e0946"/>
    </style:style>
    <style:style style:name="T3" style:family="text">
      <style:text-properties officeooo:rsid="002ba6c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ba6ce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3491b1"/>
    </style:style>
    <style:style style:name="T8" style:family="text">
      <style:text-properties officeooo:rsid="003bfcd3"/>
    </style:style>
    <style:style style:name="T9" style:family="text">
      <style:text-properties officeooo:rsid="003f7b11"/>
    </style:style>
    <style:style style:name="T10" style:family="text">
      <style:text-properties officeooo:rsid="0047e118"/>
    </style:style>
    <style:style style:name="T11" style:family="text">
      <style:text-properties officeooo:rsid="00491384"/>
    </style:style>
    <style:style style:name="T12" style:family="text">
      <style:text-properties officeooo:rsid="0049ae62"/>
    </style:style>
    <style:style style:name="T13" style:family="text">
      <style:text-properties officeooo:rsid="004b0afe"/>
    </style:style>
    <style:style style:name="T14" style:family="text">
      <style:text-properties officeooo:rsid="00507e59"/>
    </style:style>
    <style:style style:name="T15" style:family="text">
      <style:text-properties officeooo:rsid="00135a5c"/>
    </style:style>
    <style:style style:name="T16" style:family="text">
      <style:text-properties officeooo:rsid="00540c57"/>
    </style:style>
    <style:style style:name="T17" style:family="text">
      <style:text-properties officeooo:rsid="0055fc75"/>
    </style:style>
    <style:style style:name="T18" style:family="text">
      <style:text-properties style:font-name="Likhan"/>
    </style:style>
  </office:automatic-styles>
  <office:body>
    <office:text text:use-soft-page-breaks="true">
      <office:forms form:automatic-focus="false" form:apply-design-mode="false"/>
      <text:tracked-changes>
        <text:changed-region xml:id="ct94168025675424" text:id="ct94168025675424">
          <text:format-change>
            <office:change-info>
              <dc:creator>Unknown Author</dc:creator>
              <dc:date>2021-07-09T12:32:02</dc:date>
            </office:change-info>
          </text:format-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4">x`</text:span><text:tab/><text:tab/><text:tab/><text:tab/><text:tab/><text:span text:style-name="T1">IMX6UL-Pheripheral Testing</text:span></text:p>
      <text:p text:style-name="P2"/>
      <text:p text:style-name="P2">USER LED GPIO</text:p>
      <text:p text:style-name="P2">GPIO2_IO11:</text:p>
      <text:p text:style-name="P24">root@<text:span text:style-name="T10">RuggedBoard-iMx6</text:span>:~# echo 43 &gt; /sys/class/gpio/export </text:p>
      <text:p text:style-name="P24">root@<text:span text:style-name="T10">RuggedBoard-iMx6</text:span>:~# echo out &gt; /sys/class/gpio/gpio43/direction <text:s text:c="67"/></text:p>
      <text:p text:style-name="P24">root@<text:span text:style-name="T10">RuggedBoard-iMx6</text:span>:~# echo 1 &gt; /sys/class/gpio/gpio43/value <text:s text:c="73"/></text:p>
      <text:p text:style-name="P24">root@<text:span text:style-name="T10">RuggedBoard-iMx6</text:span>:~# echo 0 &gt; /sys/class/gpio/gpio43/value <text:s text:c="73"/></text:p>
      <text:p text:style-name="P24">root@<text:span text:style-name="T10">RuggedBoard-iMx6</text:span>:~# echo 1 &gt; /sys/class/gpio/gpio43/value</text:p>
      <text:p text:style-name="P23"/>
      <text:p text:style-name="P2">GPIO2_IO12:</text:p>
      <text:p text:style-name="P24">root@<text:span text:style-name="T10">RuggedBoard-iMx6</text:span>:~# echo 44 &gt; /sys/class/gpio/export <text:s text:c="78"/></text:p>
      <text:p text:style-name="P24">root@<text:span text:style-name="T10">RuggedBoard-iMx6</text:span>:~# echo out &gt; /sys/class/gpio/gpio44/direction <text:s text:c="67"/></text:p>
      <text:p text:style-name="P25">root@<text:span text:style-name="T10">RuggedBoard-iMx6</text:span>:~# <text:span text:style-name="T15">cat /sys/class/gpio/gpio40/value</text:span> <text:s text:c="71"/></text:p>
      <text:p text:style-name="P24">root@<text:span text:style-name="T10">RuggedBoard-iMx6</text:span>:~# echo 0 &gt; /sys/class/gpio/gpio44/value <text:s text:c="73"/></text:p>
      <text:p text:style-name="P24">root@<text:span text:style-name="T10">RuggedBoard-iMx6</text:span>:~# echo 1 &gt; /sys/class/gpio/gpio44/value</text:p>
      <text:p text:style-name="P23"/>
      <text:p text:style-name="P2">GPIO2_IO13:</text:p>
      <text:p text:style-name="P24">root@<text:span text:style-name="T10">RuggedBoard-iMx6</text:span>:~# echo 45 &gt; /sys/class/gpio/export <text:s text:c="78"/></text:p>
      <text:p text:style-name="P24">root@<text:span text:style-name="T10">RuggedBoard-iMx6</text:span>:~# echo out &gt; /sys/class/gpio/gpio45/direction <text:s text:c="67"/></text:p>
      <text:p text:style-name="P24">root@<text:span text:style-name="T10">RuggedBoard-iMx6</text:span>:~# echo 1 &gt; /sys/class/gpio/gpio45/value <text:s text:c="73"/></text:p>
      <text:p text:style-name="P24">root@<text:span text:style-name="T10">RuggedBoard-iMx6</text:span>:~# echo 0 &gt; /sys/class/gpio/gpio45/value <text:s text:c="73"/></text:p>
      <text:p text:style-name="P24">root@<text:span text:style-name="T10">RuggedBoard-iMx6</text:span>:~# echo 1 &gt; /sys/class/gpio/gpio45/value</text:p>
      <text:p text:style-name="P23"/>
      <text:p text:style-name="P3">SWITCH:</text:p>
      <text:p text:style-name="P27">root@<text:span text:style-name="T10">RuggedBoard-iMx6</text:span>:~# echo 40 &gt; /sys/class/gpio/export </text:p>
      <text:p text:style-name="P27">root@<text:span text:style-name="T10">RuggedBoard-iMx6</text:span>:~# cat /sys/class/gpio/gpio40/direction <text:s text:c="74"/></text:p>
      <text:p text:style-name="P26">in</text:p>
      <text:p text:style-name="P27">root@<text:span text:style-name="T10">RuggedBoard-iMx6</text:span>:~#<text:change-start text:change-id="ct94168025675424"/><text:span text:style-name="T18"> cat /sys/class/gpio/gpio40/value <text:s text:c="2"/></text:span><text:change-end text:change-id="ct94168025675424"/><text:s text:c="2"/></text:p>
      <text:p text:style-name="P26">1</text:p>
      <text:p text:style-name="P27">root@<text:span text:style-name="T10">RuggedBoard-iMx6</text:span>:~# cat /sys/class/gpio/gpio40/value</text:p>
      <text:p text:style-name="P26">0</text:p>
      <text:p text:style-name="P26"/>
      <text:p text:style-name="P3">SD Card:</text:p>
      <text:p text:style-name="P27">root@<text:span text:style-name="T10">RuggedBoard-iMx6</text:span>:~# [ <text:s/>121.278632] mmc0: host does not support reading read-only switch, assuming write-enable</text:p>
      <text:p text:style-name="P26">[ <text:s/>121.294258] mmc0: new high speed SD card at address 0260</text:p>
      <text:p text:style-name="P26">[ <text:s/>121.313183] mmcblk0: mmc0:0260 1232 <text:s/>1.84 GiB </text:p>
      <text:p text:style-name="P26">[ <text:s/>121.339060] <text:s/>mmcblk0: p1 p2</text:p>
      <text:p text:style-name="P26"/>
      <text:p text:style-name="P31">root@<text:span text:style-name="T10">RuggedBoard-iMx6</text:span>:~# mount /dev/mmcblk0p1 /mnt/</text:p>
      <text:p text:style-name="P30">[ <text:s/>595.979213] FAT-fs (mmcblk0p1): Volume was not properly unmounted. Some data may be corrupt. Please run fsck.</text:p>
      <text:p text:style-name="P31">root@<text:span text:style-name="T10">RuggedBoard-iMx6</text:span>:~# cd /mnt/</text:p>
      <text:p text:style-name="P31">root@<text:span text:style-name="T10">RuggedBoard-iMx6</text:span>:/mnt# ls</text:p>
      <text:p text:style-name="P30">backup <text:s/></text:p>
      <text:p text:style-name="P26"/>
      <text:p text:style-name="P3">USB1:</text:p>
      <text:p text:style-name="P27">root@<text:span text:style-name="T10">RuggedBoard-iMx6</text:span>:~# [ <text:s/>185.424532] usb 1-1: new high-speed USB device number 2 using ci_hdrc</text:p>
      <text:p text:style-name="P26">[ <text:s/>185.629973] usb-storage 1-1:1.0: USB Mass Storage device detected</text:p>
      <text:p text:style-name="P26">[ <text:s/>185.655314] scsi host0: usb-storage 1-1:1.0</text:p>
      <text:p text:style-name="P26"><text:soft-page-break/>[ <text:s/>186.727871] scsi 0:0:0:0: Direct-Access <text:s text:c="4"/>SanDisk <text:s/>Cruzer Blade <text:s text:c="4"/>1.00 PQ: 0 ANSI: 6</text:p>
      <text:p text:style-name="P26">[ <text:s/>186.748728] sd 0:0:0:0: [sda] 61341696 512-byte logical blocks: (31.4 GB/29.3 GiB)</text:p>
      <text:p text:style-name="P26">[ <text:s/>186.774547] sd 0:0:0:0: [sda] Write Protect is off</text:p>
      <text:p text:style-name="P26">[ <text:s/>186.792551] sd 0:0:0:0: [sda] Write cache: disabled, read cache: enabled, doesn't support DPO or FUA</text:p>
      <text:p text:style-name="P26">[ <text:s/>186.837304] <text:s/>sda:</text:p>
      <text:p text:style-name="P26">[ <text:s/>186.846867] sd 0:0:0:0: [sda] Attached SCSI removable disk</text:p>
      <text:p text:style-name="P28"><text:s text:c="3"/></text:p>
      <text:p text:style-name="P29">root@<text:span text:style-name="T10">RuggedBoard-iMx6</text:span>:~# mount /dev/sda</text:p>
      <text:p text:style-name="P28">sda <text:s text:c="2"/>sda1 <text:s/>sda2 <text:s/></text:p>
      <text:p text:style-name="P29">root@<text:span text:style-name="T10">RuggedBoard-iMx6</text:span>:~# mount /dev/sda1 /mnt/</text:p>
      <text:p text:style-name="P28">[ <text:s/>458.814077] FAT-fs (sda1): Volume was not properly unmounted. Some data may be corrupt. Please run fsck.</text:p>
      <text:p text:style-name="P29">root@<text:span text:style-name="T10">RuggedBoard-iMx6</text:span>:~# </text:p>
      <text:p text:style-name="P29">root@<text:span text:style-name="T10">RuggedBoard-iMx6</text:span>:~# cd /mnt/</text:p>
      <text:p text:style-name="P29">root@<text:span text:style-name="T10">RuggedBoard-iMx6</text:span>:/mnt# ls</text:p>
      <text:p text:style-name="P28">upmexamples <text:s text:c="18"/>bckup <text:s text:c="4"/></text:p>
      <text:p text:style-name="P28"/>
      <text:p text:style-name="P3">ETHERNET:</text:p>
      <text:p text:style-name="P27">root@<text:span text:style-name="T10">RuggedBoard-iMx6</text:span>:~# [ <text:s/>252.344439] fec 2188000.ethernet eth0: Link is Up - 100Mbps/Full - flow control rx/tx</text:p>
      <text:p text:style-name="P26"/>
      <text:p text:style-name="P27">root@<text:span text:style-name="T10">RuggedBoard-iMx6</text:span>:~# ifconfig eth0 192.168.1.12 up</text:p>
      <text:p text:style-name="P27">root@<text:span text:style-name="T10">RuggedBoard-iMx6</text:span>~# ifconfig</text:p>
      <text:p text:style-name="P26">eth0 <text:s text:c="5"/>Link encap:Ethernet <text:s/>HWaddr 50:2D:F4:10:82:69 <text:s/></text:p>
      <text:p text:style-name="P26"><text:s text:c="10"/>inet addr:192.168.1.12 <text:s/>Bcast:192.168.1.255 <text:s/>Mask:255.255.255.0</text:p>
      <text:p text:style-name="P26"><text:s text:c="10"/>inet6 addr: fe80::522d:f4ff:fe10:8269%lo/64 Scope:Link</text:p>
      <text:p text:style-name="P26"><text:s text:c="10"/>UP BROADCAST RUNNING MULTICAST <text:s/>MTU:1500 <text:s/>Metric:1</text:p>
      <text:p text:style-name="P26"><text:s text:c="10"/>RX packets:63 errors:0 dropped:0 overruns:0 frame:0</text:p>
      <text:p text:style-name="P26"><text:s text:c="10"/>TX packets:48 errors:0 dropped:0 overruns:0 carrier:0</text:p>
      <text:p text:style-name="P26"><text:s text:c="10"/>collisions:0 txqueuelen:1000 </text:p>
      <text:p text:style-name="P26"><text:s text:c="10"/>RX bytes:4158 (4.0 KiB) <text:s/>TX bytes:7426 (7.2 KiB)</text:p>
      <text:p text:style-name="P26"/>
      <text:p text:style-name="P26">lo <text:s text:c="7"/>Link encap:Local Loopback <text:s/></text:p>
      <text:p text:style-name="P26"><text:s text:c="10"/>inet addr:127.0.0.1 <text:s/>Mask:255.0.0.0</text:p>
      <text:p text:style-name="P26"><text:s text:c="10"/>inet6 addr: ::1%1/128 Scope:Host</text:p>
      <text:p text:style-name="P26"><text:s text:c="10"/>UP LOOPBACK RUNNING <text:s/>MTU:65536 <text:s/>Metric:1</text:p>
      <text:p text:style-name="P26"><text:s text:c="10"/>RX packets:6 errors:0 dropped:0 overruns:0 frame:0</text:p>
      <text:p text:style-name="P26"><text:s text:c="10"/>TX packets:6 errors:0 dropped:0 overruns:0 carrier:0</text:p>
      <text:p text:style-name="P26"><text:s text:c="10"/>collisions:0 txqueuelen:1000 </text:p>
      <text:p text:style-name="P26"><text:s text:c="10"/>RX bytes:702 (702.0 B) <text:s/>TX bytes:702 (702.0 B)</text:p>
      <text:p text:style-name="P26"/>
      <text:p text:style-name="P27">root@<text:span text:style-name="T10">RuggedBoard-iMx6</text:span>:~# ping 192.168.1.12</text:p>
      <text:p text:style-name="P26">PING 192.168.1.12 (192.168.1.12): 56 data bytes</text:p>
      <text:p text:style-name="P26">64 bytes from 192.168.1.12: seq=0 ttl=64 time=0.759 ms</text:p>
      <text:p text:style-name="P26">64 bytes from 192.168.1.12: seq=1 ttl=64 time=0.529 ms</text:p>
      <text:p text:style-name="P26">64 bytes from 192.168.1.12: seq=2 ttl=64 time=0.530 ms</text:p>
      <text:p text:style-name="P26">64 bytes from 192.168.1.12: seq=3 ttl=64 time=0.524 ms</text:p>
      <text:p text:style-name="P26">64 bytes from 192.168.1.12: seq=4 ttl=64 time=0.530 ms</text:p>
      <text:p text:style-name="P26">^C</text:p>
      <text:p text:style-name="P26">--- 192.168.1.12 ping statistics ---</text:p>
      <text:p text:style-name="P26">5 packets transmitted, 5 packets received, 0% packet loss</text:p>
      <text:p text:style-name="P26"><text:soft-page-break/>round-trip min/avg/max = 0.524/0.574/0.759 ms</text:p>
      <text:p text:style-name="P26"/>
      <text:p text:style-name="P4">RS-232</text:p>
      <text:p text:style-name="P4">UART2_TX and UART2_RX:</text:p>
      <text:p text:style-name="P34">root@<text:span text:style-name="T10">RuggedBoard-iMx6</text:span>:~# microcom -s 115200 /dev/ttymxc1</text:p>
      <text:p text:style-name="P32">hiiiiiiiiiiiiiiii</text:p>
      <text:p text:style-name="P32"/>
      <text:p text:style-name="P4">UART2_CTS_B and UART2_RTS_B:</text:p>
      <text:p text:style-name="P34">root@<text:span text:style-name="T10">RuggedBoard-iMx6</text:span>:~# microcom -s 115200 /dev/ttymxc0</text:p>
      <text:p text:style-name="P32">hellooooooo</text:p>
      <text:p text:style-name="P32"/>
      <text:p text:style-name="P32"/>
      <text:p text:style-name="P32"/>
      <text:p text:style-name="P4">RS-485: <text:span text:style-name="T17">(will work only board to board)</text:span></text:p>
      <text:p text:style-name="P35">root@<text:span text:style-name="T13">RuggedBoard-iMx6</text:span>:~# microcom -s 115200 /dev/ttymxc<text:span text:style-name="T2">5</text:span></text:p>
      <text:p text:style-name="P33">h<text:span text:style-name="T2">aiiiiiiiiii</text:span></text:p>
      <text:p text:style-name="P33"/>
      <text:p text:style-name="P16">CAN:</text:p>
      <text:p text:style-name="P60">root@<text:span text:style-name="T10">RuggedBoard-iMx6</text:span>:~# ip link set can0 down</text:p>
      <text:p text:style-name="P60">root@<text:span text:style-name="T10">RuggedBoard-iMx6</text:span>:~# ip link set can0 type can bitrate 50000</text:p>
      <text:p text:style-name="P60">root@<text:span text:style-name="T10">RuggedBoard-iMx6</text:span>:~# ip link set can0 up</text:p>
      <text:p text:style-name="P60">root@<text:span text:style-name="T10">RuggedBoard-iMx6</text:span>:~# candump can0</text:p>
      <text:p text:style-name="P59"><text:s text:c="2"/>can0 <text:s/>123 <text:s text:c="2"/>[2] <text:s/>12 67</text:p>
      <text:p text:style-name="P60">^Croot@<text:span text:style-name="T10">RuggedBoard-iMx6</text:span>:~# cansend can0 123#1232</text:p>
      <text:p text:style-name="P33"/>
      <text:p text:style-name="P17">mPCIe Connector:</text:p>
      <text:p text:style-name="P61"/>
      <text:p text:style-name="P61">[ <text:s text:c="3"/>7.582384] usb 2-1: new high-speed USB device number 2 using ci_hdrc</text:p>
      <text:p text:style-name="P61">[ <text:s/>OK <text:s/>] Found device /dev/ttymxc0.</text:p>
      <text:p text:style-name="P61">[ <text:s text:c="3"/>7.808849] usb 2-1: config 1 has an invalid interface number: 8 but max is 3</text:p>
      <text:p text:style-name="P61">[ <text:s text:c="3"/>7.816193] usb 2-1: config 1 has no interface number 1</text:p>
      <text:p text:style-name="P61">[ <text:s text:c="3"/>7.861806] qcserial 2-1:1.0: Qualcomm USB modem converter detected</text:p>
      <text:p text:style-name="P61">[ <text:s text:c="3"/>7.907296] usb 2-1: Qualcomm USB modem converter now attached to ttyUSB0</text:p>
      <text:p text:style-name="P61">[ <text:s text:c="3"/>7.948869] qcserial 2-1:1.2: Qualcomm USB modem converter detected</text:p>
      <text:p text:style-name="P61">[ <text:s text:c="3"/>7.987193] usb 2-1: Qualcomm USB modem converter now attached to ttyUSB1</text:p>
      <text:p text:style-name="P61">[ <text:s text:c="3"/>8.025386] qcserial 2-1:1.3: Qualcomm USB modem converter detected</text:p>
      <text:p text:style-name="P61">[ <text:s text:c="3"/>8.070908] usb 2-1: Qualcomm USB modem converter now attached to ttyUSB2</text:p>
      <text:p text:style-name="P61">[ <text:s text:c="3"/>8.120797] qmi_wwan 2-1:1.8: cdc-wdm0: USB WDM device</text:p>
      <text:p text:style-name="P61">[ <text:s text:c="3"/>8.166436] qmi_wwan 2-1:1.8 wwan0: register 'qmi_wwan' at usb-ci_hdrc.1-1, WWAN/QMI device, 2e:7c:9c:48:48:1b</text:p>
      <text:p text:style-name="P61">[ <text:s/>OK <text:s/>] Started udev Wait for Complete Device Initialization.</text:p>
      <text:p text:style-name="P33"/>
      <text:p text:style-name="P6">DIGITAL INPUT-</text:p>
      <text:p text:style-name="P22">check if R63 resistor is mounted, and then c<text:span text:style-name="T16">onnect 5pin connector to DigIN, connect a 5v or 12v adaptor to that connect vcc to vcc and ground to ground of 5pin connector.</text:span></text:p>
      <text:p text:style-name="P22"/>
      <text:p text:style-name="P6">Pin1-GPIO5-5:</text:p>
      <text:p text:style-name="P37">root@<text:span text:style-name="T10">RuggedBoard-iMx6:</text:span>~# echo 133 &gt; /sys/class/gpio/export </text:p>
      <text:p text:style-name="P37">root@<text:span text:style-name="T10">RuggedBoard-iMx6</text:span>:~# echo in &gt; /sys/class/gpio/gpio133/direction <text:s text:c="67"/></text:p>
      <text:p text:style-name="P38">root@<text:span text:style-name="T10">RuggedBoard-iMx6</text:span>:~# cat /sys/class/gpio/gpio133/value</text:p>
      <text:p text:style-name="P38">echo in &gt; /sys/class/gpio/gpio133/direction <text:s text:c="3"/></text:p>
      <text:p text:style-name="P36">1</text:p>
      <text:p text:style-name="P37"><text:soft-page-break/>root@<text:span text:style-name="T10">RuggedBoard-iMx6</text:span>:~# cat /sys/class/gpio/gpio133/value </text:p>
      <text:p text:style-name="P36">0</text:p>
      <text:p text:style-name="P36"/>
      <text:p text:style-name="P6">Pin3-GPIO1-1:</text:p>
      <text:p text:style-name="P37">root@<text:span text:style-name="T10">RuggedBoard-iMx6</text:span>:~# echo 1 &gt; /sys/class/gpio/export <text:s text:c="79"/></text:p>
      <text:p text:style-name="P37">root@<text:span text:style-name="T10">RuggedBoard-iMx6</text:span>:~# echo in &gt; /sys/class/gpio/gpio1/direction <text:s text:c="69"/></text:p>
      <text:p text:style-name="P37">root@<text:span text:style-name="T10">RuggedBoard-iMx6</text:span>:~# cat /sys/class/gpio/gpio1/value <text:s text:c="79"/></text:p>
      <text:p text:style-name="P36">1</text:p>
      <text:p text:style-name="P37">root@<text:span text:style-name="T10">RuggedBoard-iMx6</text:span>:~# cat /sys/class/gpio/gpio1/value </text:p>
      <text:p text:style-name="P36">0</text:p>
      <text:p text:style-name="P5"/>
      <text:p text:style-name="P6">DIGITAL OUTPUT-</text:p>
      <text:p text:style-name="P10">Pin2-GPIO1_IO14:</text:p>
      <text:p text:style-name="P45">root@<text:span text:style-name="T10">RuggedBoard-iMx6</text:span>:~# echo 14 &gt; /sys/class/gpio/export <text:s text:c="78"/></text:p>
      <text:p text:style-name="P45">root@<text:span text:style-name="T10">RuggedBoard-iMx6</text:span>:~# echo out &gt; /sys/class/gpio/gpio14/direction <text:s text:c="67"/></text:p>
      <text:p text:style-name="P45">root@<text:span text:style-name="T10">RuggedBoard-iMx6</text:span>:~# echo 1 &gt; /sys/class/gpio/gpio14/value <text:s text:c="73"/></text:p>
      <text:p text:style-name="P45">root@<text:span text:style-name="T10">RuggedBoard-iMx6</text:span>:~# echo 0 &gt; /sys/class/gpio/gpio14/value <text:s text:c="73"/></text:p>
      <text:p text:style-name="P10"/>
      <text:p text:style-name="P43"><text:span text:style-name="T5">Pin3-GPIO1_IO15:</text:span> <text:s text:c="69"/></text:p>
      <text:p text:style-name="P45">root@<text:span text:style-name="T10">RuggedBoard-iMx6</text:span>:~# echo 15 &gt; /sys/class/gpio/export <text:s text:c="78"/></text:p>
      <text:p text:style-name="P45">root@<text:span text:style-name="T10">RuggedBoard-iMx6</text:span>:~# echo out &gt; /sys/class/gpio/gpio15/direction <text:s text:c="67"/></text:p>
      <text:p text:style-name="P45">root@<text:span text:style-name="T10">RuggedBoard-iMx6</text:span>:~# echo 1 &gt; /sys/class/gpio/gpio15/value <text:s text:c="73"/></text:p>
      <text:p text:style-name="P45">root@<text:span text:style-name="T10">RuggedBoard-iMx6</text:span>:~# echo 0 &gt; /sys/class/gpio/gpio15/value <text:s text:c="2"/></text:p>
      <text:p text:style-name="P9"/>
      <text:p text:style-name="P10">Pin4-GPIO1_IO12:</text:p>
      <text:p text:style-name="P45">root@<text:span text:style-name="T10">RuggedBoard-iMx6</text:span>:~# echo 12 &gt; /sys/class/gpio/export <text:s text:c="78"/></text:p>
      <text:p text:style-name="P45">root@<text:span text:style-name="T10">RuggedBoard-iMx6</text:span>:~# echo out &gt; /sys/class/gpio/gpio12/direction <text:s text:c="67"/></text:p>
      <text:p text:style-name="P45">root@<text:span text:style-name="T10">RuggedBoard-iMx6</text:span>:~# echo 1 &gt; /sys/class/gpio/gpio12/value <text:s text:c="73"/></text:p>
      <text:p text:style-name="P45">root@<text:span text:style-name="T10">RuggedBoard-iMx6</text:span>:~# echo 0 &gt; /sys/class/gpio/gpio12/value <text:s text:c="2"/></text:p>
      <text:p text:style-name="P43"/>
      <text:p text:style-name="P9">Pin5-<text:span text:style-name="T3">GPIO1_IO13:</text:span></text:p>
      <text:p text:style-name="P45">root@<text:span text:style-name="T10">RuggedBoard-iMx6</text:span>:~# echo 13 &gt; /sys/class/gpio/export </text:p>
      <text:p text:style-name="P45">root@<text:span text:style-name="T10">RuggedBoard-iMx6</text:span>:~# echo out &gt; /sys/class/gpio/gpio13/direction <text:s text:c="67"/></text:p>
      <text:p text:style-name="P45">root@<text:span text:style-name="T10">RuggedBoard-iMx6</text:span>:~# echo 1 &gt; /sys/class/gpio/gpio13/value <text:s text:c="73"/></text:p>
      <text:p text:style-name="P45">root@<text:span text:style-name="T10">RuggedBoard-iMx6</text:span>:~# echo 0 &gt; /sys/class/gpio/gpio13/value <text:s text:c="73"/></text:p>
      <text:p text:style-name="P42"><text:s text:c="59"/></text:p>
      <text:p text:style-name="P21">RTC:</text:p>
      <text:p text:style-name="P68">root@<text:span text:style-name="T10">RuggedBoard-iMx6</text:span>:~# date 013011542020.40 <text:s text:c="90"/></text:p>
      <text:p text:style-name="P67">Thu Jan 30 11:54:40 UTC 2020</text:p>
      <text:p text:style-name="P68">root@<text:span text:style-name="T10">RuggedBoard-iMx6</text:span>:~# hwclock -w -f /dev/rtc0</text:p>
      <text:p text:style-name="P68">root@<text:span text:style-name="T10">RuggedBoard-iMx6</text:span>:~# hwclock -r -f /dev/rtc0 <text:s text:c="87"/></text:p>
      <text:p text:style-name="P67">Thu Jan 30 11:55:00 2020 <text:s/>0.000000 seconds</text:p>
      <text:p text:style-name="P68">root@<text:span text:style-name="T10">RuggedBoard-iMx6</text:span>:~# date</text:p>
      <text:p text:style-name="P67">Thu Jan 30 11:55:04 UTC 2020</text:p>
      <text:p text:style-name="P8"/>
      <text:p text:style-name="P7">Mikro-BUS Connector-</text:p>
      <text:p text:style-name="P15">Pin1-Analog Pin:</text:p>
      <text:p text:style-name="P58">root@<text:span text:style-name="T10">RuggedBoard-iMx6</text:span>:~# cat /sys/bus/iio/devices/iio\:device0/in_voltage2_raw <text:s text:c="57"/></text:p>
      <text:p text:style-name="P57">4090</text:p>
      <text:p text:style-name="P7"/>
      <text:p text:style-name="P7">Pin 11 and Pin12:</text:p>
      <text:p text:style-name="P40">root@<text:span text:style-name="T10">RuggedBoard-iMx6</text:span>:~# i2cdetect -y -r 0</text:p>
      <text:p text:style-name="P39"><text:soft-page-break/><text:s text:c="5"/>0 <text:s/>1 <text:s/>2 <text:s/>3 <text:s/>4 <text:s/>5 <text:s/>6 <text:s/>7 <text:s/>8 <text:s/>9 <text:s/>a <text:s/>b <text:s/>c <text:s/>d <text:s/>e <text:s/>f</text:p>
      <text:p text:style-name="P39">00: <text:s text:c="9"/>-- -- -- -- -- -- -- -- -- -- -- -- -- </text:p>
      <text:p text:style-name="P39">10: -- -- -- -- -- -- -- -- -- -- -- -- -- -- -- -- </text:p>
      <text:p text:style-name="P39">20: -- -- -- -- -- -- -- -- -- -- -- -- -- -- -- -- </text:p>
      <text:p text:style-name="P39">30: -- -- -- -- -- -- -- -- -- -- -- -- -- -- -- -- </text:p>
      <text:p text:style-name="P39">40: -- -- -- -- -- -- -- -- -- -- -- -- -- -- -- -- </text:p>
      <text:p text:style-name="P39">50: -- -- UU -- -- -- -- -- -- -- 5a -- -- -- -- -- </text:p>
      <text:p text:style-name="P39">60: -- -- -- -- -- -- -- -- -- -- -- -- -- -- -- -- </text:p>
      <text:p text:style-name="P39">70: -- -- -- -- -- -- -- -- <text:s text:c="24"/></text:p>
      <text:p text:style-name="P41">root@<text:span text:style-name="T11">RuggedBoard-iMx6</text:span>~# i2cdetect -y -r 0</text:p>
      <text:p text:style-name="P39"><text:s text:c="5"/>0 <text:s/>1 <text:s/>2 <text:s/>3 <text:s/>4 <text:s/>5 <text:s/>6 <text:s/>7 <text:s/>8 <text:s/>9 <text:s/>a <text:s/>b <text:s/>c <text:s/>d <text:s/>e <text:s/>f</text:p>
      <text:p text:style-name="P39">00: <text:s text:c="9"/>-- -- -- -- -- -- -- -- -- -- -- -- -- </text:p>
      <text:p text:style-name="P39">10: -- -- -- -- -- -- -- -- 18 -- -- -- -- -- -- -- </text:p>
      <text:p text:style-name="P39">20: -- -- -- -- -- -- -- -- -- -- -- -- -- -- -- -- </text:p>
      <text:p text:style-name="P39">30: -- -- -- -- -- -- -- -- -- -- -- -- -- -- -- -- </text:p>
      <text:p text:style-name="P39">40: -- -- -- -- -- -- -- -- -- -- -- -- -- -- -- -- </text:p>
      <text:p text:style-name="P39">50: -- -- UU -- -- -- -- -- -- -- 5a -- -- -- -- -- </text:p>
      <text:p text:style-name="P39">60: -- -- -- -- -- -- -- -- -- -- -- -- -- -- -- -- </text:p>
      <text:p text:style-name="P39">70: -- -- -- -- -- -- 76 -- </text:p>
      <text:p text:style-name="P32"/>
      <text:p text:style-name="P11">Expansion Header-</text:p>
      <text:p text:style-name="P12">Pin5:</text:p>
      <text:p text:style-name="Standard">root@<text:span text:style-name="T11">RuggedBoard-iMx6</text:span>:~# echo 13 &gt; /sys/class/gpio/export </text:p>
      <text:p text:style-name="P46">root@<text:span text:style-name="T11">RuggedBoard-iMx6</text:span>:~# echo out &gt; /sys/class/gpio/gpio13/direction <text:s text:c="67"/></text:p>
      <text:p text:style-name="P46">root@<text:span text:style-name="T11">RuggedBoard-iMx6</text:span>:~# echo 1 &gt; /sys/class/gpio/gpio13/value <text:s text:c="73"/></text:p>
      <text:p text:style-name="P46">root@<text:span text:style-name="T11">RuggedBoard-iMx6</text:span>:~# echo 0 &gt; /sys/class/gpio/gpio13/value </text:p>
      <text:p text:style-name="P44"/>
      <text:p text:style-name="P12">Pin7:</text:p>
      <text:p text:style-name="P51">root@<text:span text:style-name="T11">RuggedBoard-iMx6</text:span>:~# echo 12 &gt; /sys/class/gpio/export </text:p>
      <text:p text:style-name="P51">root@<text:span text:style-name="T11">RuggedBoard-iMx6</text:span>:~# echo out &gt; /sys/class/gpio/gpio12/direction <text:s text:c="67"/></text:p>
      <text:p text:style-name="P51">root@p<text:span text:style-name="T11">RuggedBoard-iMx6</text:span>~# echo 1 &gt; /sys/class/gpio/gpio12/value <text:s text:c="73"/></text:p>
      <text:p text:style-name="P51">root@<text:span text:style-name="T11">RuggedBoard-iMx6</text:span>:~# echo 0 &gt; /sys/class/gpio/gpio12/value <text:s/></text:p>
      <text:p text:style-name="P50"/>
      <text:p text:style-name="P50"><text:span text:style-name="T4">Pin9: <text:s text:c="4"/></text:span><text:s text:c="67"/></text:p>
      <text:p text:style-name="P51">root@<text:span text:style-name="T11">RuggedBoard-iMx6</text:span>:~# echo 15 &gt; /sys/class/gpio/export <text:s text:c="78"/></text:p>
      <text:p text:style-name="P51">root@<text:span text:style-name="T11">RuggedBoard-iMx6</text:span>:~# echo out &gt; /sys/class/gpio/gpio15/direction <text:s text:c="67"/></text:p>
      <text:p text:style-name="P51">root@<text:span text:style-name="T11">RuggedBoard-iMx6</text:span>:~# echo 1 &gt; /sys/class/gpio/gpio15/value <text:s text:c="73"/></text:p>
      <text:p text:style-name="P51">root@<text:span text:style-name="T11">RuggedBoard-iMx6</text:span>:~# echo 0 &gt; /sys/class/gpio/gpio15/value <text:s text:c="2"/></text:p>
      <text:p text:style-name="P50"/>
      <text:p text:style-name="P50"/>
      <text:p text:style-name="P50"><text:span text:style-name="T4">Pin11: <text:s text:c="2"/></text:span><text:s text:c="68"/></text:p>
      <text:p text:style-name="P51">root@<text:span text:style-name="T11">RuggedBoard-iMx6</text:span>:~# echo 14 &gt; /sys/class/gpio/export <text:s text:c="78"/></text:p>
      <text:p text:style-name="P51">root@<text:span text:style-name="T11">RuggedBoard-iMx6</text:span>:~# echo out &gt; /sys/class/gpio/gpio14/direction <text:s text:c="67"/></text:p>
      <text:p text:style-name="P51">root@<text:span text:style-name="T11">RuggedBoard-iMx6</text:span>:~# echo 1 &gt; /sys/class/gpio/gpio14/value <text:s text:c="73"/></text:p>
      <text:p text:style-name="P51">root@<text:span text:style-name="T11">RuggedBoard-iMx6</text:span>:~# echo 0 &gt; /sys/class/gpio/gpio14/value</text:p>
      <text:p text:style-name="P52"/>
      <text:p text:style-name="P19">Pin14-SPI2_MISO and PIN16-SPI2_MOSI:</text:p>
      <text:p text:style-name="P66">root@<text:span text:style-name="T11">RuggedBoard-iMx6</text:span>:~# ./spidev_test -D /dev/spidev<text:span text:style-name="T9">1</text:span>.0 </text:p>
      <text:p text:style-name="P64">spi mode: 0</text:p>
      <text:p text:style-name="P64">bits per word: 8</text:p>
      <text:p text:style-name="P64">max speed: 500000 Hz (500 KHz)</text:p>
      <text:p text:style-name="P64"/>
      <text:p text:style-name="P64"><text:soft-page-break/>FF FF FF FF FF FF </text:p>
      <text:p text:style-name="P64">40 00 00 00 00 95 </text:p>
      <text:p text:style-name="P64">FF FF FF FF FF FF </text:p>
      <text:p text:style-name="P64">FF FF FF FF FF FF </text:p>
      <text:p text:style-name="P64">FF FF FF FF FF FF </text:p>
      <text:p text:style-name="P64">DE AD BE EF BA AD </text:p>
      <text:p text:style-name="P64">F0 0D </text:p>
      <text:p text:style-name="P66">root@<text:span text:style-name="T11">RuggedBoard-iMx6</text:span>:~# ./spidev_test -D /dev/spidev1.0 </text:p>
      <text:p text:style-name="P64">spi mode: 0</text:p>
      <text:p text:style-name="P64">bits per word: 8</text:p>
      <text:p text:style-name="P64">max speed: 500000 Hz (500 KHz)</text:p>
      <text:p text:style-name="P64"/>
      <text:p text:style-name="P64">FF FF FF FF FF FF </text:p>
      <text:p text:style-name="P64">FF FF FF FF FF FF </text:p>
      <text:p text:style-name="P64">FF FF FF FF FF FF </text:p>
      <text:p text:style-name="P64">FF FF FF FF FF FF </text:p>
      <text:p text:style-name="P64">FF FF FF FF FF FF </text:p>
      <text:p text:style-name="P64">FF FF FF FF FF FF </text:p>
      <text:p text:style-name="P64">FF FF </text:p>
      <text:p text:style-name="P64"/>
      <text:p text:style-name="P18">Pin20-PWM:</text:p>
      <text:p text:style-name="P63">root@<text:span text:style-name="T11">RuggedBoard-iMx6</text:span>:~# cat /sys/class/pwm/pwmchip0/npwm </text:p>
      <text:p text:style-name="P62">1</text:p>
      <text:p text:style-name="P63">root@<text:span text:style-name="T11">RuggedBoard-iMx6</text:span>:~# echo 0 &gt; /sys/class/pwm/pwmchip0/export </text:p>
      <text:p text:style-name="P63">root@<text:span text:style-name="T11">RuggedBoard-iMx6</text:span>:~# cat /sys/class/pwm/pwmchip0/pwm0/polarity </text:p>
      <text:p text:style-name="P62">normal</text:p>
      <text:p text:style-name="P63">root@<text:span text:style-name="T11">RuggedBoard-iMx6</text:span>:~# echo 5000 &gt; /sys/class/pwm/pwmchip0/pwm0/period </text:p>
      <text:p text:style-name="P63">root@<text:span text:style-name="T11">RuggedBoard-iMx6</text:span>:~# echo 4000 &gt; /sys/class/pwm/pwmchip0/pwm0/duty_cycle <text:s text:c="59"/></text:p>
      <text:p text:style-name="P63">root@<text:span text:style-name="T11">RuggedBoard-iMx6</text:span>:~# echo 1 &gt; /sys/class/pwm/pwmchip0/pwm0/enable </text:p>
      <text:p text:style-name="P63">root@<text:span text:style-name="T11">RuggedBoard-iMx6</text:span>:~# cat /sys/kernel/debug/pwm </text:p>
      <text:p text:style-name="P62">platform/2088000.pwm, 1 PWM device</text:p>
      <text:p text:style-name="P62"><text:s/>pwm-0 <text:s text:c="2"/>(sysfs <text:s text:c="14"/>): requested enabled period: 5000 ns duty: 4000 ns polarity: normal</text:p>
      <text:p text:style-name="P51"><text:span text:style-name="T7">root@RuggedBoard-iMx6:~# echo 0 &gt; /sys/class/pwm/pwmchip0/pwm0/enable </text:span><text:s/></text:p>
      <text:p text:style-name="P50"/>
      <text:p text:style-name="P13">Pin23 and Pin2<text:span text:style-name="T8">5</text:span>-Uart3:</text:p>
      <text:p text:style-name="P54">root@<text:span text:style-name="T11">RuggedBoard-iMx6</text:span>:~# microcom -s 115200 /dev/ttymxc2</text:p>
      <text:p text:style-name="P53">Helloooooooooooo</text:p>
      <text:p text:style-name="P53"/>
      <text:p text:style-name="P20">Pin<text:span text:style-name="T8">2</text:span>4-SPI<text:span text:style-name="T9">1</text:span>_MISO and PIN<text:span text:style-name="T8">2</text:span>6-SPI<text:span text:style-name="T9">1</text:span>_MOSI:</text:p>
      <text:p text:style-name="P66">root@<text:span text:style-name="T11">RuggedBoard-iMx6</text:span>:~# ./spidev_test -D /dev/spidev<text:span text:style-name="T9">0</text:span>.0 </text:p>
      <text:p text:style-name="P65">spi mode: 0</text:p>
      <text:p text:style-name="P65">bits per word: 8</text:p>
      <text:p text:style-name="P65">max speed: 500000 Hz (500 KHz)</text:p>
      <text:p text:style-name="P65"/>
      <text:p text:style-name="P65">FF FF FF FF FF FF </text:p>
      <text:p text:style-name="P65">40 00 00 00 00 95 </text:p>
      <text:p text:style-name="P65">FF FF FF FF FF FF </text:p>
      <text:p text:style-name="P65">FF FF FF FF FF FF </text:p>
      <text:p text:style-name="P65">FF FF FF FF FF FF </text:p>
      <text:p text:style-name="P65">DE AD BE EF BA AD </text:p>
      <text:p text:style-name="P65">F0 0D </text:p>
      <text:p text:style-name="P66">root@<text:span text:style-name="T11">RuggedBoard-iMx6</text:span>:~# ./spidev_test -D /dev/spidev<text:span text:style-name="T9">0</text:span>.0 </text:p>
      <text:p text:style-name="P65"><text:soft-page-break/>spi mode: 0</text:p>
      <text:p text:style-name="P65">bits per word: 8</text:p>
      <text:p text:style-name="P65">max speed: 500000 Hz (500 KHz)</text:p>
      <text:p text:style-name="P65"/>
      <text:p text:style-name="P65">FF FF FF FF FF FF </text:p>
      <text:p text:style-name="P65">FF FF FF FF FF FF </text:p>
      <text:p text:style-name="P65">FF FF FF FF FF FF </text:p>
      <text:p text:style-name="P65">FF FF FF FF FF FF </text:p>
      <text:p text:style-name="P65">FF FF FF FF FF FF </text:p>
      <text:p text:style-name="P65">FF FF FF FF FF FF </text:p>
      <text:p text:style-name="P65">FF FF </text:p>
      <text:p text:style-name="P53"/>
      <text:p text:style-name="P14">Pin28-I2C1_SCL and Pin30-I2C1_SDA:</text:p>
      <text:p text:style-name="P56">root@<text:span text:style-name="T11">RuggedBoard-iMx6</text:span>:~# i2cdetect -y -r 0</text:p>
      <text:p text:style-name="P55"><text:s text:c="5"/>0 <text:s/>1 <text:s/>2 <text:s/>3 <text:s/>4 <text:s/>5 <text:s/>6 <text:s/>7 <text:s/>8 <text:s/>9 <text:s/>a <text:s/>b <text:s/>c <text:s/>d <text:s/>e <text:s/>f</text:p>
      <text:p text:style-name="P55">00: <text:s text:c="9"/>-- -- -- -- -- -- -- -- -- -- -- -- -- </text:p>
      <text:p text:style-name="P55">10: -- -- -- -- -- -- -- -- -- -- -- -- -- -- -- -- </text:p>
      <text:p text:style-name="P55">20: -- -- -- -- -- -- -- -- -- -- -- -- -- -- -- -- </text:p>
      <text:p text:style-name="P55">30: -- -- -- -- -- -- -- -- -- -- -- -- -- -- -- -- </text:p>
      <text:p text:style-name="P55">40: -- -- -- -- -- -- -- -- -- -- -- -- -- -- -- -- </text:p>
      <text:p text:style-name="P55">50: -- -- UU -- -- -- -- -- -- -- 5a -- -- -- -- -- </text:p>
      <text:p text:style-name="P55">60: -- -- -- -- -- -- -- -- -- -- -- -- -- -- -- -- </text:p>
      <text:p text:style-name="P55">70: -- -- -- -- -- -- -- -- <text:s text:c="24"/></text:p>
      <text:p text:style-name="P56">root@<text:span text:style-name="T11">RuggedBoard-iMx6</text:span>:~# i2cdetect -y -r 0</text:p>
      <text:p text:style-name="P55"><text:s text:c="5"/>0 <text:s/>1 <text:s/>2 <text:s/>3 <text:s/>4 <text:s/>5 <text:s/>6 <text:s/>7 <text:s/>8 <text:s/>9 <text:s/>a <text:s/>b <text:s/>c <text:s/>d <text:s/>e <text:s/>f</text:p>
      <text:p text:style-name="P55">00: <text:s text:c="9"/>-- -- -- -- -- -- -- -- -- -- -- -- -- </text:p>
      <text:p text:style-name="P55">10: -- -- -- -- -- -- -- -- 18 -- -- -- -- -- -- -- </text:p>
      <text:p text:style-name="P55">20: -- -- -- -- -- -- -- -- -- -- -- -- -- -- -- -- </text:p>
      <text:p text:style-name="P55">30: -- -- -- -- -- -- -- -- -- -- -- -- -- -- -- -- </text:p>
      <text:p text:style-name="P55">40: -- -- -- -- -- -- -- -- -- -- -- -- -- -- -- -- </text:p>
      <text:p text:style-name="P55">50: -- -- UU -- -- -- -- -- -- -- 5a -- -- -- -- -- </text:p>
      <text:p text:style-name="P55">60: -- -- -- -- -- -- -- -- -- -- -- -- -- -- -- -- </text:p>
      <text:p text:style-name="P55">70: -- -- -- -- -- -- 76 -- <text:s text:c="4"/></text:p>
      <text:p text:style-name="P50"/>
      <text:p text:style-name="P12">Pin29:</text:p>
      <text:p text:style-name="P48">root@<text:span text:style-name="T11">RuggedBoard-iMx6</text:span>:~# echo 46 &gt; /sys/class/gpio/export <text:s text:c="78"/></text:p>
      <text:p text:style-name="P48">root@<text:span text:style-name="T11">RuggedBoard-iMx6</text:span>:~# echo out &gt; /sys/class/gpio/gpio46/direction <text:s text:c="67"/></text:p>
      <text:p text:style-name="P48">root@<text:span text:style-name="T11">RuggedBoard-iMx6:</text:span>~# echo 1 &gt; /sys/class/gpio/gpio46/value <text:s text:c="73"/></text:p>
      <text:p text:style-name="P48">root@<text:span text:style-name="T11">RuggedBoard-iMx6</text:span>:~# echo 0 &gt; /sys/class/gpio/gpio46/value </text:p>
      <text:p text:style-name="P47"/>
      <text:p text:style-name="P47"><text:span text:style-name="T4">Pin31: <text:s/></text:span><text:s text:c="71"/></text:p>
      <text:p text:style-name="P48">root@<text:span text:style-name="T11">RuggedBoard-iMx6</text:span>:~# echo 11 &gt; /sys/class/gpio/export <text:s text:c="78"/></text:p>
      <text:p text:style-name="P48">root@<text:span text:style-name="T11">RuggedBoard-iMx6</text:span>:~# echo out &gt; /sys/class/gpio/gpio11/direction <text:s text:c="61"/></text:p>
      <text:p text:style-name="P48">root@<text:span text:style-name="T11">RuggedBoard-iMx6:</text:span>~# echo 1 &gt; /sys/class/gpio/gpio11/value <text:s text:c="73"/></text:p>
      <text:p text:style-name="P48">root@<text:span text:style-name="T11">RuggedBoard-iMx6</text:span>:~# echo 0 &gt; /sys/class/gpio/gpio11/value <text:s/></text:p>
      <text:p text:style-name="P47"/>
      <text:p text:style-name="P14">Pin32-I2C2_SCL and Pin34-I2C2_SDA:</text:p>
      <text:p text:style-name="P56">root@<text:span text:style-name="T11">RuggedBoard-iMx6</text:span>:~# i2cdetect -y -r 1</text:p>
      <text:p text:style-name="P55"><text:s text:c="5"/>0 <text:s/>1 <text:s/>2 <text:s/>3 <text:s/>4 <text:s/>5 <text:s/>6 <text:s/>7 <text:s/>8 <text:s/>9 <text:s/>a <text:s/>b <text:s/>c <text:s/>d <text:s/>e <text:s/>f</text:p>
      <text:p text:style-name="P55">00: <text:s text:c="9"/>-- -- -- -- -- -- -- -- -- -- -- -- -- </text:p>
      <text:p text:style-name="P55">10: -- -- -- -- -- -- -- -- -- -- -- -- -- -- -- -- </text:p>
      <text:p text:style-name="P55">20: -- -- -- -- -- -- -- -- -- -- -- -- -- -- -- -- </text:p>
      <text:p text:style-name="P55"><text:soft-page-break/>30: -- -- -- -- -- -- -- -- -- -- -- -- -- -- -- -- </text:p>
      <text:p text:style-name="P55">40: -- -- -- -- -- -- -- -- -- -- -- -- -- -- -- -- </text:p>
      <text:p text:style-name="P55">50: -- -- -- -- -- -- -- -- -- -- -- -- -- -- -- -- </text:p>
      <text:p text:style-name="P55">60: -- -- -- -- -- -- -- -- UU -- -- -- -- -- -- -- </text:p>
      <text:p text:style-name="P56">70: -- -- -- -- -- -- -- -- <text:s text:c="6"/></text:p>
      <text:p text:style-name="P56"><text:s text:c="18"/></text:p>
      <text:p text:style-name="P56">root@<text:span text:style-name="T11">RuggedBoard-iMx6</text:span>:~# i2cdetect -y -r 1</text:p>
      <text:p text:style-name="P55"><text:s text:c="5"/>0 <text:s/>1 <text:s/>2 <text:s/>3 <text:s/>4 <text:s/>5 <text:s/>6 <text:s/>7 <text:s/>8 <text:s/>9 <text:s/>a <text:s/>b <text:s/>c <text:s/>d <text:s/>e <text:s/>f</text:p>
      <text:p text:style-name="P55">00: <text:s text:c="9"/>-- -- -- -- -- -- -- -- -- -- -- -- -- </text:p>
      <text:p text:style-name="P55">10: -- -- -- -- -- -- -- -- -- -- -- -- -- -- -- -- </text:p>
      <text:p text:style-name="P55">20: -- -- -- -- -- -- -- -- -- -- -- -- -- -- -- -- </text:p>
      <text:p text:style-name="P55">30: -- -- -- -- -- -- -- -- -- -- -- -- -- -- -- -- </text:p>
      <text:p text:style-name="P55">40: -- -- -- -- -- -- -- -- -- -- -- -- -- -- -- -- </text:p>
      <text:p text:style-name="P55">50: -- -- -- -- -- -- -- -- -- -- -- -- -- -- -- -- </text:p>
      <text:p text:style-name="P55">60: -- -- -- -- -- -- -- -- UU -- -- -- -- -- -- -- </text:p>
      <text:p text:style-name="P14"><text:span text:style-name="T6">70: -- -- -- -- -- -- 76 -- <text:s/></text:span><text:s/></text:p>
      <text:p text:style-name="P47"><text:s text:c="2"/></text:p>
      <text:p text:style-name="P47"><text:span text:style-name="T4">Pin35: <text:s/></text:span><text:s text:c="68"/></text:p>
      <text:p text:style-name="P49">root@<text:span text:style-name="T12">RuggedBoard-iMx6</text:span>:~# echo 10 &gt; /sys/class/gpio/export <text:s text:c="78"/></text:p>
      <text:p text:style-name="P49">root@<text:span text:style-name="T12">RuggedBoard-iMx6</text:span>:~# echo out &gt; /sys/class/gpio/gpio10/direction <text:s text:c="67"/></text:p>
      <text:p text:style-name="P49">root@<text:span text:style-name="T12">RuggedBoard-iMx6</text:span>:~# echo 1 &gt; /sys/class/gpio/gpio10/value <text:s text:c="15"/></text:p>
      <text:p text:style-name="P49">root@<text:span text:style-name="T12">RuggedBoard-iMx6</text:span>:~# echo 0 &gt; /sys/class/gpio/gpio10/value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weight="normal" officeooo:rsid="002ad998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30T11:39:30.375094373</meta:creation-date>
    <meta:generator>LibreOffice/6.4.5.2$Linux_X86_64 LibreOffice_project/40$Build-2</meta:generator>
    <dc:date>2021-07-09T17:56:24.215699017</dc:date>
    <meta:editing-duration>PT23H58M3S</meta:editing-duration>
    <meta:editing-cycles>34</meta:editing-cycles>
    <meta:document-statistic meta:table-count="0" meta:image-count="0" meta:object-count="0" meta:page-count="8" meta:paragraph-count="333" meta:word-count="2197" meta:character-count="18817" meta:non-whitespace-character-count="12111"/>
  </office:meta>
</office:document-meta>
</file>